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1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s-1-HT0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XPERIMENT thread=1 width=100 height=100000 repeat=25 hyperthread=0 size(Mib)=3814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419218" calcext:value-type="float">
            <text:p>0.419218</text:p>
          </table:table-cell>
          <table:table-cell office:value-type="float" office:value="0" calcext:value-type="float">
            <text:p>0</text:p>
          </table:table-cell>
          <table:table-cell office:value-type="float" office:value="0.421904" calcext:value-type="float">
            <text:p>0.421904</text:p>
          </table:table-cell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0.619948" calcext:value-type="float">
            <text:p>0.619948</text:p>
          </table:table-cell>
          <table:table-cell office:value-type="float" office:value="0" calcext:value-type="float">
            <text:p>0</text:p>
          </table:table-cell>
          <table:table-cell office:value-type="float" office:value="0.622926" calcext:value-type="float">
            <text:p>0.622926</text:p>
          </table:table-cell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0.821398" calcext:value-type="float">
            <text:p>0.821398</text:p>
          </table:table-cell>
          <table:table-cell office:value-type="float" office:value="0" calcext:value-type="float">
            <text:p>0</text:p>
          </table:table-cell>
          <table:table-cell office:value-type="float" office:value="0.825434" calcext:value-type="float">
            <text:p>0.825434</text:p>
          </table:table-cell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2.643523" calcext:value-type="float">
            <text:p>2.643523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2.657015" calcext:value-type="float">
            <text:p>2.657015</text:p>
          </table:table-cell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7.142928" calcext:value-type="float">
            <text:p>7.142928</text:p>
          </table:table-cell>
          <table:table-cell office:value-type="float" office:value="0" calcext:value-type="float">
            <text:p>0</text:p>
          </table:table-cell>
          <table:table-cell office:value-type="float" office:value="7.166726" calcext:value-type="float">
            <text:p>7.166726</text:p>
          </table:table-cell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439018" calcext:value-type="float">
            <text:p>5.439018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5.484796" calcext:value-type="float">
            <text:p>5.484796</text:p>
          </table:table-cell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0.146039" calcext:value-type="float">
            <text:p>0.146039</text:p>
          </table:table-cell>
          <table:table-cell office:value-type="float" office:value="0" calcext:value-type="float">
            <text:p>0</text:p>
          </table:table-cell>
          <table:table-cell office:value-type="float" office:value="0.146914" calcext:value-type="float">
            <text:p>0.14691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RIMENT thread=2 width=100 height=100000 repeat=25 hyperthread=0 size(Mib)=3814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421186" calcext:value-type="float">
            <text:p>0.421186</text:p>
          </table:table-cell>
          <table:table-cell office:value-type="float" office:value="0" calcext:value-type="float">
            <text:p>0</text:p>
          </table:table-cell>
          <table:table-cell office:value-type="float" office:value="0.214057" calcext:value-type="float">
            <text:p>0.214057</text:p>
          </table:table-cell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0.625716" calcext:value-type="float">
            <text:p>0.625716</text:p>
          </table:table-cell>
          <table:table-cell office:value-type="float" office:value="0" calcext:value-type="float">
            <text:p>0</text:p>
          </table:table-cell>
          <table:table-cell office:value-type="float" office:value="0.315394" calcext:value-type="float">
            <text:p>0.315394</text:p>
          </table:table-cell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36616" calcext:value-type="float">
            <text:p>2.36616</text:p>
          </table:table-cell>
          <table:table-cell office:value-type="float" office:value="0" calcext:value-type="float">
            <text:p>0</text:p>
          </table:table-cell>
          <table:table-cell office:value-type="float" office:value="1.20468" calcext:value-type="float">
            <text:p>1.20468</text:p>
          </table:table-cell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43.488453" calcext:value-type="float">
            <text:p>43.488453</text:p>
          </table:table-cell>
          <table:table-cell office:value-type="float" office:value="0.004" calcext:value-type="float">
            <text:p>0.004</text:p>
          </table:table-cell>
          <table:table-cell office:value-type="float" office:value="21.791735" calcext:value-type="float">
            <text:p>21.791735</text:p>
          </table:table-cell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147.211945" calcext:value-type="float">
            <text:p>147.211945</text:p>
          </table:table-cell>
          <table:table-cell office:value-type="float" office:value="153.422603" calcext:value-type="float">
            <text:p>153.422603</text:p>
          </table:table-cell>
          <table:table-cell office:value-type="float" office:value="150.780271" calcext:value-type="float">
            <text:p>150.780271</text:p>
          </table:table-cell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8.018532" calcext:value-type="float">
            <text:p>8.018532</text:p>
          </table:table-cell>
          <table:table-cell office:value-type="float" office:value="0" calcext:value-type="float">
            <text:p>0</text:p>
          </table:table-cell>
          <table:table-cell office:value-type="float" office:value="4.053327" calcext:value-type="float">
            <text:p>4.053327</text:p>
          </table:table-cell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0.15027" calcext:value-type="float">
            <text:p>0.15027</text:p>
          </table:table-cell>
          <table:table-cell office:value-type="float" office:value="0" calcext:value-type="float">
            <text:p>0</text:p>
          </table:table-cell>
          <table:table-cell office:value-type="float" office:value="0.100976" calcext:value-type="float">
            <text:p>0.10097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RIMENT thread=2 width=100 height=100000 repeat=25 hyperthread=1 size(Mib)=3814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416558" calcext:value-type="float">
            <text:p>0.4165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418833" calcext:value-type="float">
            <text:p>0.418833</text:p>
          </table:table-cell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0.617557" calcext:value-type="float">
            <text:p>0.61755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620622" calcext:value-type="float">
            <text:p>0.620622</text:p>
          </table:table-cell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0.817603" calcext:value-type="float">
            <text:p>0.817603</text:p>
          </table:table-cell>
          <table:table-cell office:value-type="float" office:value="0.008076" calcext:value-type="float">
            <text:p>0.008076</text:p>
          </table:table-cell>
          <table:table-cell office:value-type="float" office:value="0.830357" calcext:value-type="float">
            <text:p>0.830357</text:p>
          </table:table-cell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2.635773" calcext:value-type="float">
            <text:p>2.635773</text:p>
          </table:table-cell>
          <table:table-cell office:value-type="float" office:value="0" calcext:value-type="float">
            <text:p>0</text:p>
          </table:table-cell>
          <table:table-cell office:value-type="float" office:value="2.64488" calcext:value-type="float">
            <text:p>2.64488</text:p>
          </table:table-cell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7.146554" calcext:value-type="float">
            <text:p>7.146554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7.173666" calcext:value-type="float">
            <text:p>7.173666</text:p>
          </table:table-cell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601512" calcext:value-type="float">
            <text:p>5.601512</text:p>
          </table:table-cell>
          <table:table-cell office:value-type="float" office:value="0.008002" calcext:value-type="float">
            <text:p>0.008002</text:p>
          </table:table-cell>
          <table:table-cell office:value-type="float" office:value="5.648514" calcext:value-type="float">
            <text:p>5.648514</text:p>
          </table:table-cell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0.151076" calcext:value-type="float">
            <text:p>0.151076</text:p>
          </table:table-cell>
          <table:table-cell office:value-type="float" office:value="0" calcext:value-type="float">
            <text:p>0</text:p>
          </table:table-cell>
          <table:table-cell office:value-type="float" office:value="0.152228" calcext:value-type="float">
            <text:p>0.152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6:51:21.363392391</dc:date>
    <meta:editing-duration>PT2M56S</meta:editing-duration>
    <meta:editing-cycles>1</meta:editing-cycles>
    <meta:document-statistic meta:table-count="1" meta:cell-count="99" meta:object-count="0"/>
    <meta:generator>LibreOffice/5.4.2.2.0$Linux_X86_64 LibreOffice_project/40m0$Build-2</meta:generator>
  </office:meta>
</office:document-meta>
</file>